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ea79f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863cm"/>
    </style:style>
    <style:style style:name="gr5" style:family="graphic" style:parent-style-name="standard">
      <style:graphic-properties svg:stroke-color="#aea79f" draw:fill="solid" draw:fill-color="#eeeeee" draw:textarea-horizontal-align="left" draw:textarea-vertical-align="top" draw:auto-grow-height="false"/>
    </style:style>
    <style:style style:name="gr6" style:family="graphic" style:parent-style-name="standard">
      <style:graphic-properties draw:fill="solid" draw:fill-color="#cfe7f5" draw:textarea-horizontal-align="left" draw:textarea-vertical-align="top" draw:auto-grow-height="false"/>
    </style:style>
    <style:style style:name="gr7" style:family="graphic" style:parent-style-name="standard">
      <style:graphic-properties draw:fill="solid" draw:fill-color="#cfe7f5" draw:textarea-horizontal-align="center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0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1" style:family="graphic" style:parent-style-name="standard">
      <style:graphic-properties svg:stroke-color="#ff950e" draw:fill="solid" draw:fill-color="#ffcc99" draw:textarea-horizontal-align="justify" draw:textarea-vertical-align="middle" draw:auto-grow-height="false" fo:wrap-option="wrap"/>
    </style:style>
    <style:style style:name="gr12" style:family="graphic" style:parent-style-name="standard">
      <style:graphic-properties draw:fill="solid" draw:fill-color="#cfe7f5" draw:textarea-horizontal-align="justify" draw:textarea-vertical-align="middle" draw:auto-grow-height="false" fo:wrap-option="wrap"/>
    </style:style>
    <style:style style:name="gr13" style:family="graphic" style:parent-style-name="standard">
      <style:graphic-properties draw:stroke="none" svg:stroke-color="#000000" draw:fill="none" draw:fill-color="#ffffff" fo:min-height="0.684cm"/>
    </style:style>
    <style:style style:name="gr14" style:family="graphic" style:parent-style-name="standard">
      <style:graphic-properties draw:stroke="none" svg:stroke-color="#000000" draw:fill="none" draw:fill-color="#ffffff" fo:min-height="1.584cm"/>
    </style:style>
    <style:style style:name="gr15" style:family="graphic" style:parent-style-name="standard">
      <style:graphic-properties draw:stroke="dash" draw:stroke-dash="Ultrafine_20_Dashed" svg:stroke-color="#3465a4" draw:fill="solid" draw:fill-color="#729fcf" draw:textarea-horizontal-align="justify" draw:textarea-vertical-align="middle" draw:auto-grow-height="false" fo:wrap-option="wrap"/>
    </style:style>
    <style:style style:name="gr16" style:family="graphic" style:parent-style-name="standard">
      <style:graphic-properties draw:stroke="none" svg:stroke-color="#000000" draw:fill="none" draw:fill-color="#ffffff" fo:min-height="0.715cm"/>
    </style:style>
    <style:style style:name="gr17" style:family="graphic" style:parent-style-name="standard">
      <style:graphic-properties draw:stroke="dash" draw:stroke-dash="Fine_20_Dashed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4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5" style:family="paragraph">
      <style:paragraph-properties fo:text-align="center"/>
      <style:text-properties fo:font-style="normal" style:font-style-asian="normal" style:font-style-complex="normal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492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674cm" svg:height="1.151cm" svg:x="12.049cm" svg:y="2.732cm">
          <text:p text:style-name="P2"><text:span text:style-name="T1">Phoenix En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308cm" svg:height="0.937cm" svg:x="14.078cm" svg:y="1.2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3" draw:layer="layout" svg:width="4.546cm" svg:height="1.113cm" svg:x="15.475cm" svg:y="1.362cm">
          <draw:text-box>
            <text:p text:style-name="P3"><text:span text:style-name="T2">JSON</text:span></text:p>
          </draw:text-box>
        </draw:frame>
        <draw:custom-shape draw:style-name="gr5" draw:text-style-name="P4" xml:id="id2" draw:id="id2" draw:layer="layout" svg:width="12.848cm" svg:height="2.511cm" svg:x="8.462cm" svg:y="5.094cm">
          <text:p text:style-name="P1"><text:span text:style-name="T3">Phoenix controllers </text:span><text:span text:style-name="T4">(REST query-response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10.158cm" svg:height="2.63cm" svg:x="2.184cm" svg:y="8.729cm">
          <text:p text:style-name="P1"><text:span text:style-name="T3">Domain servers </text:span><text:span text:style-name="T4">(commands and queries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5.536cm" svg:height="3.123cm" svg:x="17.927cm" svg:y="8.483cm">
          <text:p text:style-name="P1">Event manager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7.256cm" svg:height="2.591cm" svg:x="1.725cm" svg:y="12.697cm">
          <text:p text:style-name="P1"><text:span text:style-name="T3">Data services </text:span><text:span text:style-name="T4">(transactions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3.107cm" svg:height="1.535cm" svg:x="3.81cm" svg:y="17.021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5" xml:id="id7" draw:id="id7" draw:layer="layout" svg:width="4.45cm" svg:height="1.716cm" svg:x="17.87cm" svg:y="12.789cm">
          <text:p text:style-name="P5"><text:span text:style-name="T5">Backup server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14.886cm" svg:y1="3.883cm" svg:x2="14.886cm" svg:y2="5.094cm" draw:start-shape="id1" draw:start-glue-point="2" draw:end-shape="id2" draw:end-glue-point="0" svg:d="M14886 3883v1211" svg:viewBox="0 0 1 1212">
          <text:p/>
        </draw:connector>
        <draw:connector draw:style-name="gr8" draw:text-style-name="P1" draw:layer="layout" draw:type="curve" svg:x1="14.886cm" svg:y1="7.605cm" svg:x2="7.263cm" svg:y2="8.729cm" draw:start-shape="id2" draw:start-glue-point="2" draw:end-shape="id3" svg:d="M14886 7605c0 843-7623 281-7623 1124" svg:viewBox="0 0 7624 1125">
          <text:p/>
        </draw:connector>
        <draw:connector draw:style-name="gr9" draw:text-style-name="P1" draw:layer="layout" draw:type="curve" svg:x1="12.342cm" svg:y1="10.044cm" svg:x2="17.927cm" svg:y2="10.044cm" draw:start-shape="id3" draw:start-glue-point="1" draw:end-shape="id4" draw:end-glue-point="3" svg:d="M12342 10044h5585" svg:viewBox="0 0 5586 1">
          <text:p/>
        </draw:connector>
        <draw:connector draw:style-name="gr8" draw:text-style-name="P1" draw:layer="layout" draw:type="curve" svg:x1="7.263cm" svg:y1="11.359cm" svg:x2="5.353cm" svg:y2="12.697cm" draw:start-shape="id3" draw:end-shape="id5" draw:end-glue-point="0" svg:d="M7263 11359c0 1003-1910 335-1910 1338" svg:viewBox="0 0 1911 1339">
          <text:p/>
        </draw:connector>
        <draw:connector draw:style-name="gr10" draw:text-style-name="P1" draw:layer="layout" draw:type="curve" svg:x1="20.072cm" svg:y1="11.234cm" svg:x2="20.095cm" svg:y2="12.789cm" draw:start-shape="id6" draw:start-glue-point="2" draw:end-shape="id7" draw:end-glue-point="0" svg:d="M20072 11234c0 1167 23 390 23 1555" svg:viewBox="0 0 24 1556">
          <text:p/>
        </draw:connector>
        <draw:custom-shape draw:style-name="gr11" draw:text-style-name="P6" draw:layer="layout" svg:width="3.033cm" svg:height="1.1cm" svg:x="8.845cm" svg:y="6.244cm">
          <text:p text:style-name="P1"><text:span text:style-name="T2"><text:s/></text:span><text:span text:style-name="T2">Controller A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528cm" svg:height="1.1cm" svg:x="2.51cm" svg:y="9.859cm">
          <text:p text:style-name="P1"><text:span text:style-name="T2">Server A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449cm" svg:height="1.1cm" svg:x="5.21cm" svg:y="9.859cm">
          <text:p text:style-name="P1"><text:span text:style-name="T2">Server B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28cm" svg:height="1.1cm" svg:x="2.075cm" svg:y="13.746cm">
          <text:p text:style-name="P1"><text:span text:style-name="T2">Service A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28cm" svg:height="1.1cm" svg:x="4.775cm" svg:y="13.746cm">
          <text:p text:style-name="P1"><text:span text:style-name="T2">Service B</text:span></text:p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3.115cm" svg:height="0.934cm" svg:x="14.84cm" svg:y="4.089cm">
          <draw:text-box>
            <text:p><text:span text:style-name="T2">(via routes)</text:span></text:p>
          </draw:text-box>
        </draw:frame>
        <draw:frame draw:style-name="gr13" draw:text-style-name="P3" draw:layer="layout" svg:width="2.559cm" svg:height="1.207cm" svg:x="14.254cm" svg:y="9.024cm">
          <draw:text-box>
            <text:p><text:span text:style-name="T2">command events</text:span></text:p>
          </draw:text-box>
        </draw:frame>
        <draw:frame draw:style-name="gr14" draw:layer="layout" svg:width="8.929cm" svg:height="1.834cm" svg:x="1.4cm" svg:y="1cm">
          <draw:text-box>
            <text:p>CQRS In Elixir + Phoenix</text:p>
          </draw:text-box>
        </draw:frame>
        <draw:connector draw:style-name="gr8" draw:text-style-name="P1" draw:layer="layout" draw:type="curve" svg:x1="5.353cm" svg:y1="15.288cm" svg:x2="5.364cm" svg:y2="17.021cm" draw:start-shape="id5" draw:end-shape="id8" draw:end-glue-point="5" svg:d="M5353 15288c0 1299 11 433 11 1733" svg:viewBox="0 0 12 1734">
          <text:p/>
        </draw:connector>
        <draw:custom-shape draw:style-name="gr15" draw:text-style-name="P6" xml:id="id6" draw:id="id6" draw:layer="layout" svg:width="3.016cm" svg:height="1.716cm" svg:x="18.564cm" svg:y="9.518cm">
          <text:p text:style-name="P1"><text:span text:style-name="T2">Command</text:span><text:span text:style-name="T2"><text:line-break/></text:span><text:span text:style-name="T2">Event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frame draw:style-name="gr16" draw:layer="layout" svg:width="1.037cm" svg:height="0.965cm" svg:x="8.158cm" svg:y="9.911cm">
          <draw:text-box>
            <text:p>...</text:p>
          </draw:text-box>
        </draw:frame>
        <draw:frame draw:style-name="gr16" draw:layer="layout" svg:width="1.037cm" svg:height="0.965cm" svg:x="22.139cm" svg:y="10.005cm">
          <draw:text-box>
            <text:p>...</text:p>
          </draw:text-box>
        </draw:frame>
        <draw:frame draw:style-name="gr16" draw:layer="layout" svg:width="1.037cm" svg:height="0.965cm" svg:x="7.409cm" svg:y="13.78cm">
          <draw:text-box>
            <text:p>...</text:p>
          </draw:text-box>
        </draw:frame>
        <draw:frame draw:style-name="gr16" draw:layer="layout" svg:width="1.037cm" svg:height="0.965cm" svg:x="16.737cm" svg:y="6.302cm">
          <draw:text-box>
            <text:p>...</text:p>
          </draw:text-box>
        </draw:frame>
        <draw:custom-shape draw:style-name="gr11" draw:text-style-name="P6" draw:layer="layout" svg:width="3.033cm" svg:height="1.1cm" svg:x="12.245cm" svg:y="6.244cm">
          <text:p text:style-name="P1"><text:span text:style-name="T2"><text:s/></text:span><text:span text:style-name="T2">Controller B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line-skew="2.786cm" svg:x1="6.917cm" svg:y1="17.789cm" svg:x2="17.87cm" svg:y2="13.647cm" draw:start-shape="id8" draw:start-glue-point="8" draw:end-shape="id7" draw:end-glue-point="3" svg:d="M6917 17789h8263v-4142h2690" svg:viewBox="0 0 10954 4143">
          <text:p/>
        </draw:connector>
        <draw:custom-shape draw:style-name="gr2" draw:text-style-name="P2" xml:id="id9" draw:id="id9" draw:layer="layout" svg:width="3.946cm" svg:height="3.109cm" svg:x="18.142cm" svg:y="16.949cm">
          <text:p text:style-name="P2"><text:span text:style-name="T1">Remote </text:span></text:p>
          <text:p text:style-name="P2"><text:span text:style-name="T1">Object </text:span><text:span text:style-name="T1"><text:line-break/></text:span><text:span text:style-name="T1">Storag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0" draw:text-style-name="P1" draw:layer="layout" draw:type="curve" svg:x1="20.095cm" svg:y1="14.505cm" svg:x2="20.115cm" svg:y2="16.949cm" draw:start-shape="id7" draw:start-glue-point="2" draw:end-shape="id9" draw:end-glue-point="5" svg:d="M20095 14505c0 1833 20 611 20 2444" svg:viewBox="0 0 21 2445">
          <text:p/>
        </draw:connector>
        <draw:frame draw:style-name="gr13" draw:text-style-name="P3" draw:layer="layout" svg:width="3.528cm" svg:height="1.207cm" svg:x="20.107cm" svg:y="14.889cm">
          <draw:text-box>
            <text:p><text:span text:style-name="T2">journaled commands</text:span></text:p>
          </draw:text-box>
        </draw:frame>
        <draw:frame draw:style-name="gr13" draw:text-style-name="P3" draw:layer="layout" svg:width="2.953cm" svg:height="0.934cm" svg:x="17.459cm" svg:y="15.011cm">
          <draw:text-box>
            <text:p><text:span text:style-name="T2">DB dumps</text:span></text:p>
          </draw:text-box>
        </draw:frame>
        <draw:custom-shape draw:style-name="gr7" draw:text-style-name="P5" xml:id="id10" draw:id="id10" draw:layer="layout" svg:width="4.45cm" svg:height="1.716cm" svg:x="9.476cm" svg:y="12.717cm">
          <text:p text:style-name="P5"><text:span text:style-name="T5">Caching server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7.263cm" svg:y1="11.359cm" svg:x2="11.701cm" svg:y2="12.717cm" draw:start-shape="id3" draw:end-shape="id10" draw:end-glue-point="0" svg:d="M7263 11359c0 1018 4438 340 4438 1358" svg:viewBox="0 0 4439 1359">
          <text:p/>
        </draw:connector>
        <draw:frame draw:style-name="gr18" draw:text-style-name="P3" draw:layer="layout" svg:width="2.559cm" svg:height="0.729cm" svg:x="9.851cm" svg:y="11.484cm">
          <draw:text-box>
            <text:p><text:span text:style-name="T2">que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-Francois Cloutier</meta:initial-creator>
    <meta:creation-date>2015-11-04T11:27:18.066665446</meta:creation-date>
    <dc:date>2015-11-04T11:54:34.494180871</dc:date>
    <dc:creator>Jean-Francois Cloutier</dc:creator>
    <meta:editing-duration>PT11M11S</meta:editing-duration>
    <meta:editing-cycles>1</meta:editing-cycles>
    <meta:document-statistic meta:object-count="38"/>
    <meta:generator>LibreOffice/4.2.8.2$Linux_X86_64 LibreOffice_project/420m0$Build-2</meta:generator>
  </office:meta>
</office:document-meta>
</file>